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671b" officeooo:paragraph-rsid="001d671b"/>
    </style:style>
    <style:style style:name="P2" style:family="paragraph" style:parent-style-name="Standard">
      <style:paragraph-properties fo:text-align="center" style:justify-single-word="false"/>
      <style:text-properties officeooo:rsid="001d671b" officeooo:paragraph-rsid="001d671b"/>
    </style:style>
    <style:style style:name="P3" style:family="paragraph" style:parent-style-name="Standard">
      <style:paragraph-properties fo:text-align="center" style:justify-single-word="false"/>
      <style:text-properties officeooo:rsid="001d671b" officeooo:paragraph-rsid="0027cef2"/>
    </style:style>
    <style:style style:name="P4" style:family="paragraph" style:parent-style-name="Standard">
      <style:paragraph-properties fo:text-align="center" style:justify-single-word="false"/>
      <style:text-properties officeooo:rsid="001e2083" officeooo:paragraph-rsid="001e2083"/>
    </style:style>
    <style:style style:name="P5" style:family="paragraph" style:parent-style-name="Standard">
      <style:paragraph-properties fo:text-align="justify" style:justify-single-word="false"/>
      <style:text-properties officeooo:rsid="001e2083" officeooo:paragraph-rsid="001e2083"/>
    </style:style>
    <style:style style:name="P6" style:family="paragraph" style:parent-style-name="Standard">
      <style:paragraph-properties fo:text-align="center" style:justify-single-word="false"/>
      <style:text-properties fo:font-size="18pt" officeooo:rsid="001e2083" officeooo:paragraph-rsid="001e2083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e2083" officeooo:paragraph-rsid="001e2083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officeooo:rsid="001f279a" officeooo:paragraph-rsid="001f279a"/>
    </style:style>
    <style:style style:name="P9" style:family="paragraph" style:parent-style-name="Standard">
      <style:paragraph-properties fo:text-align="justify" style:justify-single-word="false"/>
      <style:text-properties officeooo:rsid="002426be" officeooo:paragraph-rsid="002426be"/>
    </style:style>
    <style:style style:name="P10" style:family="paragraph" style:parent-style-name="Standard">
      <style:paragraph-properties fo:text-align="center" style:justify-single-word="false"/>
      <style:text-properties officeooo:rsid="0027cef2" officeooo:paragraph-rsid="0027cef2"/>
    </style:style>
    <style:style style:name="P11" style:family="paragraph" style:parent-style-name="Standard">
      <style:paragraph-properties fo:text-align="justify" style:justify-single-word="false"/>
      <style:text-properties officeooo:rsid="00288ec4" officeooo:paragraph-rsid="00288ec4"/>
    </style:style>
    <style:style style:name="P12" style:family="paragraph" style:parent-style-name="Standard">
      <style:paragraph-properties fo:text-align="center" style:justify-single-word="false"/>
      <style:text-properties officeooo:rsid="00288ec4" officeooo:paragraph-rsid="00288ec4"/>
    </style:style>
    <style:style style:name="T1" style:family="text">
      <style:text-properties officeooo:rsid="0025168a"/>
    </style:style>
    <style:style style:name="T2" style:family="text">
      <style:text-properties officeooo:rsid="0026b2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entro de Ciências e Tecnologias</text:p>
      <text:p text:style-name="P10">Departamento de Ciência da Computação</text:p>
      <text:p text:style-name="P3">Prof.: Dr. Hebert Rocha</text:p>
      <text:p text:style-name="P2">Aluno: Felipe Derkian de Sousa Freitas</text:p>
      <text:p text:style-name="P2">Disciplina: Sistemas Embarcados</text:p>
      <text:p text:style-name="P2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6">Integração de Características Preemptivas à Técnica de Escalonamento Dinâmico de Tensões e Frequências Intra-Tarefa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Boa Vista – RR, <text:s/>13 de Agosto de 2019</text:p>
      <text:p text:style-name="P11"><text:soft-page-break/>Resumo:</text:p>
      <text:p text:style-name="P11"/>
      <text:p text:style-name="P8">O consumo de energia dos equipamentos eletrônicos têm se tornado uma métrica importante de qualidade no projeto de sistemas embarcados e sistemas de tempo real. Uma das técnicas utilizadas para reduzir o consumo de energia é o escalonamento dinâmico de tensões e frequências (em inglês,</text:p>
      <text:p text:style-name="P8">Dynamic Voltage and Frequency Scaling - DVFS) que possibilita alterar em tempo de execução, via software, a tensão e frequência do processador de acordo com alguma política pré-definida.</text:p>
      <text:p text:style-name="P8"/>
      <text:p text:style-name="P8">Dentro do contexto de sistemas de tempo real, a aplicação dessa técnica dentro das aplicações é conhecida como DVFS intra-tarefa, cujo principal objetivo é fornecer às aplicações um conjunto de ferramentas para controlar as tensões e frequências do processador, mesmo estando no espaço do usuário. A problemática desse cenário está no tratamento de preempções, pois as aplicações no espaço do usuário não possuem um canal de comunicação com o escalonador do sistema para realizar o tratamento desse tipo de interrupção.</text:p>
      <text:p text:style-name="P8"/>
      <text:p text:style-name="P8">Neste artigo, nós propomos diminuir o consumo de energia do processador através da criação de uma abordagem colaborativa entre as aplicações de tempo real e o núcleo do sistema operacional, trazendo parte do gerenciamento da técnica DVFS intra-tarefa para dentro do núcleo do sistema operacional.</text:p>
      <text:p text:style-name="P8"/>
      <text:p text:style-name="P8">O método proposto por este artigo se baseia em um ambiente colaborativo entre as aplicações de tempo real e o sistema operacional, para realizar o chaveamento de contexto eficiente do processador, dando suporte a preempções. O sistema precisará que as tarefas em tempo real informem os dados definidos no modelo de tarefas T apresentado na Seção II, pois essas informações serão fundamentais para que o sistema tenha o controle das tensões e frequências ideais que serão utilizadas no processador, para cada tarefa de tempo real.</text:p>
      <text:p text:style-name="P8"/>
      <text:p text:style-name="P8">As chamadas de sistema têm como objetivo intermediar a comunicação entre as aplicações de tempo real e o núcleo do sistema operacional, mais precisamente com o Raw Governor, que é uma política de escalonamento de tensões e frequências do processador implementada dentro do módulo do CPUFreq 3. O seu principal objetivo é realizar a troca de contexto do processador de acordo com a tarefa em execução no sistema, com base nas informações passadas pelas tarefas, e fornecer o</text:p>
      <text:p text:style-name="P8">suporte à preempções ao utilizar a técnica DVFS intra-tarefa. Para fornecer esse suporte à preempções foi criado o Raw Monitor dentro do escalonador do RTAI, para alerta o Raw Governor sobre as tarefas que entrarão em execução e as que estão retornando de preempção, auxiliando-o na sincronização entre a troca de contexto da tarefa no escalonador e a troca de contexto do processador.</text:p>
      <text:p text:style-name="P8"/>
      <text:p text:style-name="P8">São cinco os passos para aplicação do método proposto neste artigo: (1) definir a lista de tarefas de tempo real que serão executadas no sistema e os parâmetros de cada uma delas, conforme descrito na Seção II, exceto as tensões e frequências ideais; (2) definir as tensões e frequências ideais de</text:p>
      <text:p text:style-name="P8">cada tarefa, sempre assumindo o pior caso de execução. Para realizar a obtenção desses parâmetros foi utilizada a ferramenta Smartenum, proposta no trabalho de [8], cuja função é analisar todas as possíveis combinações de atribuição de frequências para cada tarefa e escolher a melhor configuração, isto é, a que tenha o menor tempo de folga possível, respeite a todas as restrições temporais e, como consequência, gere o menor consumo de energia; (3) aplicar um teste de escalonabilidade exato para validar os parâmetros definidos no passo anterior levando em consideração os tempos de computação reais das tarefas, a fim de garantir que todas elas serão escalonáveis e que não haverá violações de premissas temporais; (4) alterar o código fonte das tarefas de tempo real para passar as informações calculadas ao sistema operacional ; (5) colocar as tarefas de tempo real em execução no sistema operacional; e por fim, (6) caso o passo 3 aponte que <text:soft-page-break/>as tarefas não sejam escalonáveis, é preciso voltar ao passo 1 e reavaliar os deadlines das tarefas, pois não são escalonáveis.</text:p>
      <text:p text:style-name="P8"/>
      <text:p text:style-name="P8">O principal ganho da metodologia proposta neste artigo está no sistema de monitoramento e detecção de preempções que gera menos overheads, pois o Raw Monitor trabalha em conjunto com o escalonador do sistema operacional, não necessita criar interrupções periódicas durante a execução das tarefas para validar as tensões e frequências do processador, atuando somente quando necessário.</text:p>
      <text:p text:style-name="P8"/>
      <text:p text:style-name="P9">As principais contribuições <text:span text:style-name="T1">do </text:span>trabalho <text:span text:style-name="T2">segundo os autores</text:span> foram: um novo canal de comunicação online entre as aplicações em tempo real e o núcleo do sistema operacional; a diminuição do tempo de resposta do chaveamento de contexto do processador, principalmente diante de preempções; e a diminuição do consumo de energia e do tempo ocioso do processador. Os resultados experimentais mostraram que mesmo executando todas as tarefas no pior caso foi possível reduzir o consumo de energia dinâmica do processador em cerca de 6%, respeitando as premissas temporais de todas as tarefas em execução no sistema, além de reduzir o tempo ocioso do processador em cerca de 72%. Como trabalhos futuros, nós pretendemos trocar a política de escalonamento Rate-Monotonic pela EDF (em inglês, Earliest Deadline Firs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21:28:59.487262695</meta:creation-date>
    <dc:date>2019-08-12T21:50:52.013800734</dc:date>
    <meta:editing-duration>PT21M52S</meta:editing-duration>
    <meta:editing-cycles>16</meta:editing-cycles>
    <meta:generator>LibreOffice/6.1.5.2$Linux_X86_64 LibreOffice_project/10$Build-2</meta:generator>
    <meta:document-statistic meta:table-count="0" meta:image-count="0" meta:object-count="0" meta:page-count="3" meta:paragraph-count="19" meta:word-count="877" meta:character-count="5558" meta:non-whitespace-character-count="4698"/>
  </office:meta>
</office:document-meta>
</file>